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. Utilisez un Wrapper Script PHP</text:p>
      <text:p text:style-name="Normal">Ne vous inquiétez pas si vous n’avez aucune idée de ce qu'est un Wrapper Script PHP. Je ne suis pas sûr de l’avoir fait, mais tout sera révélé ...</text:p>
      <text:p text:style-name="Normal">Comme je l'ai dit dans mon article précédent, une API (Application Programming court pour Interface) est un système qui permet à d'autres applications de parler à une application, de recevoir<text:s/>et<text:s/>de lui<text:s/>envoyer des informations. Twitter a<text:s/>une API depuis 2006 (peu de temps après il a commencé). Initialement, il était très facile pour les développeurs de<text:s/>utiliser. Cependant, au fil des ans, cette API est devenue plus sophistiquée et en Juin 2013, Twitter (dans la version 1.1 de son API) ont forcé toutes les applications qui<text:s/>interagissent avec son API à<text:s/>s'authentifier. Authentification signifie essentiellement que si vous voulez vous connecter à l'API, vous avez à dire qui ils sont et de prouver que vous ayez<text:s/>le pouvoir d'accéder aux données<text:s/>pour cet utilisateur particulier.</text:p>
      <text:p text:style-name="Normal">La raison de vous forcer à<text:s/>vous<text:s/>authentifier est parce que Twitter veut contrôler l'accès à<text:s/>ses<text:s/>données. Ceci est en partie pour créer une expérience plus informes pour les utilisateurs finaux, mais aussi parce qu'ils veulent<text:s/>gagner des revenus de la publicité et donc besoin d'un contrôle strict sur l'utilisation de leurs données.</text:p>
      <text:p text:style-name="Normal">Je déteste quand les choses<text:s/>deviennent<text:s/>difficiles, donc je suis très heureux quand je suis tombé sur<text:s/>un article<text:s/><text:s/>facile à comprendre<text:s/>sur le forum<text:s/>des développeurs, Stack Overflow sur la façon de récupérer des données à partir de Twitter en utilisant v1.1 de leur API. La réponse acceptée à la question Stack Overflow a été écrit par un développeur appelé James Mallison (J7mbo) qui est sorti de sa façon d'expliquer comment faire cela. Un grand merci à lui-car il est la raison pour laquelle cet article est en cours d'écriture et aussi comment mon application Twitter, Twools (plus à ce sujet plus tard), a été construit.</text:p>
      <text:p text:style-name="Normal">S'il vous plaît Retenez. Il est préférable de l'exécuter sur un serveur Web (à savoir pas localement) et vous devrez peut-être vérifier quelques choses avec votre hôte en premier. Tout d'abord assurez-vous une version moderne de PHP. Je l'ai testé en utilisant PHP 5.2 un ci-dessus, mais vraiment votre hôte devrait utiliser 5.4 ou supérieur. Vous aurez aussi besoin d'avoir installé cURL. Ne vous inquiétez pas à ce que cela est- mais le script d'emballage requiert cela<text:s/>pour se connecter à l'API Twitter. La plupart des environnements d'hébergement doivent avoir ce contrôle comme normalisation avec votre hôte. Vous pouvez également vouloir vérifier que votre hôte a les derniers certificats racine installés pour cURL comme je l'ai eu des rapports de certains hôtes d'hébergement pas prendre la peine<text:s/>de le faire. Si Twools ne fonctionne pas, vous devrez demander à votre hôte! Merci à Tyler Hakes pour regarder plus loin<text:s/>dedans!</text:p>
      <text:p text:style-name="Normal">James a développé un simple "Wrapper PHP" pour les appels vers l'API v1.1 Twitter. Avec cette enveloppe, vous pouvez plus facilement faire des appels à l'API, puis interagir avec les données. Vous pouvez afficher le fichier sur ce référentiel GitHib et le télécharger à partir d'ici.</text:p>
      <text:p text:style-name="Normal"/>
      <text:p text:style-name="Normal">Une fois que vous avez télécharger le fichier, décompressez-le et téléchargez le fichier ' TwitterAPIExchange.php ' dans le même dossier que votre fichier ' littleApp.php ' . Maintenant, nous sommes vraiment prêts à créer une API magique Twitter en utilisant PHP. Êtes-vous prêt? Allons-y 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mir</meta:initial-creator>
    <dc:creator>Samir</dc:creator>
    <meta:creation-date>2016-07-16T15:41:00Z</meta:creation-date>
    <dc:date>2016-07-16T18:47:00Z</dc:date>
    <meta:template xlink:href="Normal.dotm" xlink:type="simple"/>
    <meta:editing-cycles>11</meta:editing-cycles>
    <meta:editing-duration>PT1440S</meta:editing-duration>
    <meta:document-statistic meta:page-count="2" meta:paragraph-count="6" meta:word-count="527" meta:character-count="3424" meta:row-count="24" meta:non-whitespace-character-count="2903"/>
  </office:meta>
</office:document-meta>
</file>